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eading_20_3">
      <style:text-properties officeooo:rsid="003be5cc" officeooo:paragraph-rsid="003be5cc"/>
    </style:style>
    <style:style style:name="P5" style:family="paragraph" style:parent-style-name="Text_20_body" style:list-style-name="L1">
      <style:text-properties officeooo:rsid="003be5cc" officeooo:paragraph-rsid="003be5cc"/>
    </style:style>
    <style:style style:name="P6" style:family="paragraph" style:parent-style-name="Text_20_body" style:list-style-name="L2">
      <style:text-properties officeooo:rsid="003be5cc" officeooo:paragraph-rsid="003be5cc"/>
    </style:style>
    <style:style style:name="P7" style:family="paragraph" style:parent-style-name="Text_20_body" style:list-style-name="L3">
      <style:text-properties officeooo:rsid="003be5cc" officeooo:paragraph-rsid="003be5cc"/>
    </style:style>
    <style:style style:name="P8" style:family="paragraph" style:parent-style-name="Text_20_body" style:list-style-name="L4">
      <style:text-properties officeooo:rsid="003be5cc" officeooo:paragraph-rsid="003ff95e"/>
    </style:style>
    <style:style style:name="P9" style:family="paragraph" style:parent-style-name="Text_20_body" style:list-style-name="L6">
      <style:text-properties officeooo:rsid="003be5cc" officeooo:paragraph-rsid="003cc9a3"/>
    </style:style>
    <style:style style:name="P10" style:family="paragraph" style:parent-style-name="Text_20_body" style:list-style-name="L1">
      <style:text-properties officeooo:paragraph-rsid="003be5cc"/>
    </style:style>
    <style:style style:name="P11" style:family="paragraph" style:parent-style-name="Text_20_body" style:list-style-name="L2">
      <style:text-properties officeooo:paragraph-rsid="003be5cc"/>
    </style:style>
    <style:style style:name="P12" style:family="paragraph" style:parent-style-name="Text_20_body" style:list-style-name="L3">
      <style:text-properties officeooo:paragraph-rsid="003be5cc"/>
    </style:style>
    <style:style style:name="P13" style:family="paragraph" style:parent-style-name="Text_20_body">
      <style:text-properties officeooo:rsid="003cc9a3" officeooo:paragraph-rsid="003cc9a3"/>
    </style:style>
    <style:style style:name="P14" style:family="paragraph" style:parent-style-name="Text_20_body" style:list-style-name="L4">
      <style:text-properties officeooo:rsid="003cc9a3" officeooo:paragraph-rsid="003ff95e"/>
    </style:style>
    <style:style style:name="P15" style:family="paragraph" style:parent-style-name="Text_20_body" style:list-style-name="L1">
      <style:text-properties officeooo:rsid="003cc9a3" officeooo:paragraph-rsid="003e0b21"/>
    </style:style>
    <style:style style:name="P16" style:family="paragraph" style:parent-style-name="Text_20_body" style:list-style-name="L6">
      <style:text-properties officeooo:rsid="003cc9a3" officeooo:paragraph-rsid="003cc9a3"/>
    </style:style>
    <style:style style:name="P17" style:family="paragraph" style:parent-style-name="Text_20_body">
      <style:text-properties officeooo:paragraph-rsid="003e0b21"/>
    </style:style>
    <style:style style:name="P18" style:family="paragraph" style:parent-style-name="Text_20_body" style:list-style-name="L5">
      <style:text-properties officeooo:paragraph-rsid="003e15cb"/>
    </style:style>
    <style:style style:name="P19" style:family="paragraph" style:parent-style-name="Text_20_body" style:list-style-name="L5">
      <style:text-properties officeooo:rsid="003e15cb" officeooo:paragraph-rsid="003e15cb"/>
    </style:style>
    <style:style style:name="P20" style:family="paragraph" style:parent-style-name="Text_20_body" style:list-style-name="L4">
      <style:text-properties officeooo:paragraph-rsid="003ff95e"/>
    </style:style>
    <style:style style:name="P21" style:family="paragraph" style:parent-style-name="Text_20_body">
      <style:text-properties fo:font-weight="bold" officeooo:rsid="0041e233" officeooo:paragraph-rsid="0041e233" style:font-weight-asian="bold" style:font-weight-complex="bold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90d4e"/>
    </style:style>
    <style:style style:name="T4" style:family="text">
      <style:text-properties style:font-name="Liberation Sans" fo:font-size="18.2000007629395pt" fo:font-weight="bold" officeooo:rsid="00390d4e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5" style:family="text">
      <style:text-properties officeooo:rsid="00396483"/>
    </style:style>
    <style:style style:name="T6" style:family="text">
      <style:text-properties officeooo:rsid="003be5c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be5cc" style:font-weight-asian="normal" style:font-weight-complex="normal"/>
    </style:style>
    <style:style style:name="T9" style:family="text">
      <style:text-properties fo:font-weight="normal" officeooo:rsid="003e0b21" style:font-weight-asian="normal" style:font-weight-complex="normal"/>
    </style:style>
    <style:style style:name="T10" style:family="text">
      <style:text-properties fo:font-weight="normal" officeooo:rsid="003cc9a3" style:font-weight-asian="normal" style:font-weight-complex="normal"/>
    </style:style>
    <style:style style:name="T11" style:family="text">
      <style:text-properties fo:font-weight="normal" officeooo:rsid="003e15cb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be5cc" style:font-weight-asian="bold" style:font-weight-complex="bold"/>
    </style:style>
    <style:style style:name="T14" style:family="text">
      <style:text-properties fo:font-weight="bold" officeooo:rsid="003cc9a3" style:font-weight-asian="bold" style:font-weight-complex="bold"/>
    </style:style>
    <style:style style:name="T15" style:family="text">
      <style:text-properties fo:font-weight="bold" officeooo:rsid="003e15cb" style:font-weight-asian="bold" style:font-weight-complex="bold"/>
    </style:style>
    <style:style style:name="T16" style:family="text">
      <style:text-properties fo:font-weight="bold" officeooo:rsid="003ff95e" style:font-weight-asian="bold" style:font-weight-complex="bold"/>
    </style:style>
    <style:style style:name="T17" style:family="text">
      <style:text-properties officeooo:rsid="003cc9a3"/>
    </style:style>
    <style:style style:name="T18" style:family="text">
      <style:text-properties officeooo:rsid="003e0b21"/>
    </style:style>
    <style:style style:name="T19" style:family="text">
      <style:text-properties officeooo:rsid="003e15cb"/>
    </style:style>
    <style:style style:name="T20" style:family="text">
      <style:text-properties officeooo:rsid="003ff95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4">Вариативная самостоятельная</text:span> работа <text:span text:style-name="T3">№2.</text:span><text:span text:style-name="T5">5</text:span></text:h>
      <text:h text:style-name="Heading_20_3" text:outline-level="3">Справочник по формулам Excel, используемы<text:span text:style-name="T6">м</text:span> при работе с матрицами</text:h>
      <text:p text:style-name="P21">Примечание: <text:span text:style-name="T7">все рассмотренные формулы также работают в LibreOffice, OpenOffice</text:span></text:p>
      <text:h text:style-name="P4" text:outline-level="3">Сложение / вычитание</text:h>
      <text:list xml:id="list561647500" text:style-name="L2">
        <text:list-item>
          <text:p text:style-name="P6">Установить курсор в левый верхний угол результирующей матрицы</text:p>
        </text:list-item>
        <text:list-item>
          <text:p text:style-name="P11"><text:span text:style-name="T6">Ввести в этой ячейке формулу </text:span><text:span text:style-name="T13">=A1 + X, </text:span><text:span text:style-name="T8">где A1 — адрес левой верхней ячейки исходной матрицы, X — второе слагаемое </text:span><text:span text:style-name="T9">(число либо верхняя левая ячейка другой матрицы того же размера)</text:span><text:span text:style-name="T8">.</text:span></text:p>
        </text:list-item>
        <text:list-item>
          <text:p text:style-name="P6"><text:span text:style-name="T7">Ячейку протянуть вправо, пока ширина результирующей матрицы не поравняется с шириной исходной матрицы.</text:span></text:p>
        </text:list-item>
        <text:list-item>
          <text:p text:style-name="P6"><text:span text:style-name="T7">Выделить полученную первую строку результирующей матрицы.</text:span></text:p>
        </text:list-item>
        <text:list-item>
          <text:p text:style-name="P11"><text:span text:style-name="T8">Строку протянуть вниз, пока высота результирующей матрицы не поравняется с высотой исходной матрицы.</text:span></text:p>
        </text:list-item>
      </text:list>
      <text:h text:style-name="P4" text:outline-level="3">Умножение на число</text:h>
      <text:list xml:id="list665583619" text:style-name="L3">
        <text:list-item>
          <text:p text:style-name="P7">Установить курсор в левый верхний угол результирующей матрицы</text:p>
        </text:list-item>
        <text:list-item>
          <text:p text:style-name="P12"><text:span text:style-name="T6">Ввести в этой ячейке формулу </text:span><text:span text:style-name="T13">=A1 * X, </text:span><text:span text:style-name="T8">где A1 — адрес левой верхней ячейки исходной матрицы, X — множитель.</text:span></text:p>
        </text:list-item>
        <text:list-item>
          <text:p text:style-name="P7"><text:span text:style-name="T7">Ячейку протянуть вправо, пока ширина результирующей матрицы не поравняется с шириной исходной матрицы.</text:span></text:p>
        </text:list-item>
        <text:list-item>
          <text:p text:style-name="P7"><text:span text:style-name="T7">Выделить полученную первую строку результирующей матрицы.</text:span></text:p>
        </text:list-item>
        <text:list-item>
          <text:p text:style-name="P12"><text:span text:style-name="T8">Строку протянуть вниз, пока высота результирующей матрицы не поравняется с высотой исходной матрицы.</text:span></text:p>
        </text:list-item>
      </text:list>
      <text:h text:style-name="Heading_20_3" text:outline-level="3">Транспонирование</text:h>
      <text:list xml:id="list705212387" text:style-name="L4">
        <text:list-item>
          <text:p text:style-name="P8">Установить курсор в левый верхний угол результирующей матрицы</text:p>
        </text:list-item>
        <text:list-item>
          <text:p text:style-name="P20"><text:span text:style-name="T17">В строке для формул ввести </text:span><text:span text:style-name="T14">=</text:span><text:span text:style-name="T16">ТРАНСП</text:span><text:span text:style-name="T14">(X1:Y2), </text:span><text:span text:style-name="T10">где <text:s/></text:span><text:span text:style-name="T14">X1:Y2 — </text:span><text:span text:style-name="T10">диапазон исходной матрицы.</text:span></text:p>
        </text:list-item>
        <text:list-item>
          <text:p text:style-name="P14"><text:span text:style-name="T7">Нажать </text:span><text:span text:style-name="T12">Enter</text:span><text:span text:style-name="T7">.</text:span></text:p>
        </text:list-item>
      </text:list>
      <text:h text:style-name="Heading_20_3" text:outline-level="3"><text:soft-page-break/>Умножение матриц</text:h>
      <text:p text:style-name="P17"><text:span text:style-name="T14">Примечание:</text:span><text:span text:style-name="T17"> </text:span><text:span text:style-name="T18">найти произведение матриц можно только в том случае, если число столбцов первой матрицы равняется числу строк второй.</text:span></text:p>
      <text:list xml:id="list913342094" text:style-name="L5">
        <text:list-item>
          <text:p text:style-name="P18"><text:span text:style-name="T6">Установить курсор в левый верхний угол результирующей матрицы</text:span></text:p>
        </text:list-item>
        <text:list-item>
          <text:p text:style-name="P18"><text:span text:style-name="T17">В строке для формул ввести </text:span><text:span text:style-name="T14">=</text:span><text:span text:style-name="T15">МУМНОЖ</text:span><text:span text:style-name="T14">(X1:Y</text:span><text:span text:style-name="T15">1; X2:Y2</text:span><text:span text:style-name="T14">), </text:span><text:span text:style-name="T10">где <text:s/></text:span><text:span text:style-name="T14">X1:Y</text:span><text:span text:style-name="T15">1</text:span><text:span text:style-name="T14"> — </text:span><text:span text:style-name="T10">диапазон </text:span><text:span text:style-name="T11">первой</text:span><text:span text:style-name="T10"> матрицы, </text:span><text:span text:style-name="T14">X</text:span><text:span text:style-name="T15">2</text:span><text:span text:style-name="T14">:Y</text:span><text:span text:style-name="T15">2</text:span><text:span text:style-name="T14"> — </text:span><text:span text:style-name="T10">диапазон </text:span><text:span text:style-name="T11">второй </text:span><text:span text:style-name="T10">матрицы.</text:span></text:p>
        </text:list-item>
        <text:list-item>
          <text:p text:style-name="P19"><text:span text:style-name="T10">Н</text:span><text:span text:style-name="T7">ажать </text:span><text:span text:style-name="T12">Enter.</text:span></text:p>
        </text:list-item>
      </text:list>
      <text:h text:style-name="P4" text:outline-level="3">Вычисление определителя матрицы</text:h>
      <text:list xml:id="list2214542520" text:style-name="L1">
        <text:list-item>
          <text:p text:style-name="P10"><text:span text:style-name="T6">Установить курсор в ячейке с желаемым результатом</text:span></text:p>
        </text:list-item>
        <text:list-item>
          <text:p text:style-name="P5">Выбрать в мастере функций ф-ию <text:span text:style-name="T12">МОПРЕД </text:span>и выделить диапазон исходных значений или ввести вручную <text:span text:style-name="T12">=МОПРЕД(A1:B4)</text:span> (A1:B4 заменить на нужные значения).</text:p>
        </text:list-item>
        <text:list-item>
          <text:p text:style-name="P15"><text:span text:style-name="T7">Нажать </text:span><text:span text:style-name="T12">Enter</text:span><text:span text:style-name="T7">.</text:span></text:p>
        </text:list-item>
      </text:list>
      <text:h text:style-name="Heading_20_3" text:outline-level="3">Вычисление обратной матрицы</text:h>
      <text:p text:style-name="P13"><text:span text:style-name="T12">Примечание:</text:span> работает только с квадратными матрицами.</text:p>
      <text:list xml:id="list3787287844" text:style-name="L6">
        <text:list-item>
          <text:p text:style-name="P9">Установить курсор в левый верхний угол результирующей матрицы</text:p>
        </text:list-item>
        <text:list-item>
          <text:p text:style-name="P16">В строке для формул ввести <text:span text:style-name="T12">=МОБР(X1:Y2), </text:span><text:span text:style-name="T7">где <text:s/></text:span><text:span text:style-name="T12">X1:Y2 — </text:span><text:span text:style-name="T7">диапазон исходной матрицы.</text:span></text:p>
        </text:list-item>
        <text:list-item>
          <text:p text:style-name="P16"><text:span text:style-name="T7">Нажать </text:span><text:span text:style-name="T12">Enter</text:span><text:span text:style-name="T7">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390d4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2 группа, <text:span text:style-name="MT1">3 подгруппа</text:span></text:p>
        <text:p text:style-name="MP2"><text:span text:style-name="MT2">Предмет: </text:span><text:span text:style-name="MT3">ИТ в Математике</text:span></text:p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0-10-25T17:16:03.346383940</dc:date>
    <meta:editing-duration>PT2H23M3S</meta:editing-duration>
    <meta:editing-cycles>27</meta:editing-cycles>
    <meta:generator>LibreOffice/7.0.1.2$Linux_X86_64 LibreOffice_project/7cbcfc562f6eb6708b5ff7d7397325de9e764452</meta:generator>
    <meta:document-statistic meta:table-count="0" meta:image-count="0" meta:object-count="0" meta:page-count="2" meta:paragraph-count="37" meta:word-count="322" meta:character-count="2258" meta:non-whitespace-character-count="1984"/>
  </office:meta>
</office:document-meta>
</file>